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log distances 11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(ms) [01.05.2017 19:23:57 633 UTC]</text:p>
          </table:table-cell>
          <table:table-cell office:value-type="string" calcext:value-type="string">
            <text:p>"I_distance_left"[%IW64]</text:p>
          </table:table-cell>
          <table:table-cell office:value-type="string" calcext:value-type="string">
            <text:p>"I_distance_right"[%IW66]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.0023" calcext:value-type="float">
            <text:p>800,0023</text:p>
          </table:table-cell>
          <table:table-cell office:value-type="float" office:value="3959" calcext:value-type="float">
            <text:p>3959</text:p>
          </table:table-cell>
          <table:table-cell office:value-type="float" office:value="1094" calcext:value-type="float">
            <text:p>1094</text:p>
          </table:table-cell>
          <table:table-cell table:number-columns-repeated="2"/>
          <table:table-cell table:formula="of:=AVERAGE([.C2:.C2010])" office:value-type="float" office:value="3956.94978165939" calcext:value-type="float">
            <text:p>3956,9497816594</text:p>
          </table:table-cell>
          <table:table-cell table:formula="of:=AVERAGE([.D2:.D2010])" office:value-type="float" office:value="1109.59388646288" calcext:value-type="float">
            <text:p>1109,59388646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9.99768" calcext:value-type="float">
            <text:p>899,99768</text:p>
          </table:table-cell>
          <table:table-cell office:value-type="float" office:value="3952" calcext:value-type="float">
            <text:p>3952</text:p>
          </table:table-cell>
          <table:table-cell office:value-type="float" office:value="1092" calcext:value-type="float">
            <text:p>1092</text:p>
          </table:table-cell>
          <table:table-cell table:number-columns-repeated="2"/>
          <table:table-cell table:formula="of:=COM.MICROSOFT.STDEV.P([.C2:.C2010])" office:value-type="float" office:value="6.29892986304631" calcext:value-type="float">
            <text:p>6,298929863</text:p>
          </table:table-cell>
          <table:table-cell table:formula="of:=COM.MICROSOFT.STDEV.P([.D2:.D2010])" office:value-type="float" office:value="16.748881399271" calcext:value-type="float">
            <text:p>16,74888139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.00452" calcext:value-type="float">
            <text:p>1000,00452</text:p>
          </table:table-cell>
          <table:table-cell office:value-type="float" office:value="3959" calcext:value-type="float">
            <text:p>3959</text:p>
          </table:table-cell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9.99244" calcext:value-type="float">
            <text:p>1099,99244</text:p>
          </table:table-cell>
          <table:table-cell office:value-type="float" office:value="3959" calcext:value-type="float">
            <text:p>3959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0.00884" calcext:value-type="float">
            <text:p>1200,00884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0.05976" calcext:value-type="float">
            <text:p>1300,05976</text:p>
          </table:table-cell>
          <table:table-cell office:value-type="float" office:value="3959" calcext:value-type="float">
            <text:p>3959</text:p>
          </table:table-cell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.00474" calcext:value-type="float">
            <text:p>1400,00474</text:p>
          </table:table-cell>
          <table:table-cell office:value-type="float" office:value="3959" calcext:value-type="float">
            <text:p>3959</text:p>
          </table:table-cell>
          <table:table-cell office:value-type="float" office:value="1113" calcext:value-type="float">
            <text:p>111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99.99576" calcext:value-type="float">
            <text:p>1499,99576</text:p>
          </table:table-cell>
          <table:table-cell office:value-type="float" office:value="3959" calcext:value-type="float">
            <text:p>3959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.06006" calcext:value-type="float">
            <text:p>1600,06006</text:p>
          </table:table-cell>
          <table:table-cell office:value-type="float" office:value="3957" calcext:value-type="float">
            <text:p>3957</text:p>
          </table:table-cell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0.01718" calcext:value-type="float">
            <text:p>1700,01718</text:p>
          </table:table-cell>
          <table:table-cell office:value-type="float" office:value="3959" calcext:value-type="float">
            <text:p>3959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99.99696" calcext:value-type="float">
            <text:p>1799,99696</text:p>
          </table:table-cell>
          <table:table-cell office:value-type="float" office:value="3952" calcext:value-type="float">
            <text:p>3952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0.00156" calcext:value-type="float">
            <text:p>1900,00156</text:p>
          </table:table-cell>
          <table:table-cell office:value-type="float" office:value="3959" calcext:value-type="float">
            <text:p>3959</text:p>
          </table:table-cell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.06894" calcext:value-type="float">
            <text:p>2000,06894</text:p>
          </table:table-cell>
          <table:table-cell office:value-type="float" office:value="3959" calcext:value-type="float">
            <text:p>3959</text:p>
          </table:table-cell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0.01504" calcext:value-type="float">
            <text:p>2100,01504</text:p>
          </table:table-cell>
          <table:table-cell office:value-type="float" office:value="3959" calcext:value-type="float">
            <text:p>3959</text:p>
          </table:table-cell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0.07478" calcext:value-type="float">
            <text:p>2200,07478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0.00394" calcext:value-type="float">
            <text:p>2300,00394</text:p>
          </table:table-cell>
          <table:table-cell office:value-type="float" office:value="3959" calcext:value-type="float">
            <text:p>3959</text:p>
          </table:table-cell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0.0057" calcext:value-type="float">
            <text:p>2400,0057</text:p>
          </table:table-cell>
          <table:table-cell office:value-type="float" office:value="3959" calcext:value-type="float">
            <text:p>3959</text:p>
          </table:table-cell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9.99856" calcext:value-type="float">
            <text:p>2499,99856</text:p>
          </table:table-cell>
          <table:table-cell office:value-type="float" office:value="3926" calcext:value-type="float">
            <text:p>3926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99.99806" calcext:value-type="float">
            <text:p>2599,99806</text:p>
          </table:table-cell>
          <table:table-cell office:value-type="float" office:value="3933" calcext:value-type="float">
            <text:p>3933</text:p>
          </table:table-cell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0.05542" calcext:value-type="float">
            <text:p>2700,05542</text:p>
          </table:table-cell>
          <table:table-cell office:value-type="float" office:value="3959" calcext:value-type="float">
            <text:p>3959</text:p>
          </table:table-cell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0.0487" calcext:value-type="float">
            <text:p>2800,0487</text:p>
          </table:table-cell>
          <table:table-cell office:value-type="float" office:value="3959" calcext:value-type="float">
            <text:p>3959</text:p>
          </table:table-cell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0.02164" calcext:value-type="float">
            <text:p>2900,02164</text:p>
          </table:table-cell>
          <table:table-cell office:value-type="float" office:value="3952" calcext:value-type="float">
            <text:p>3952</text:p>
          </table:table-cell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99.99842" calcext:value-type="float">
            <text:p>2999,99842</text:p>
          </table:table-cell>
          <table:table-cell office:value-type="float" office:value="3959" calcext:value-type="float">
            <text:p>3959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0.00522" calcext:value-type="float">
            <text:p>3100,00522</text:p>
          </table:table-cell>
          <table:table-cell office:value-type="float" office:value="3959" calcext:value-type="float">
            <text:p>3959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00.002" calcext:value-type="float">
            <text:p>3200,002</text:p>
          </table:table-cell>
          <table:table-cell office:value-type="float" office:value="3959" calcext:value-type="float">
            <text:p>3959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00.00596" calcext:value-type="float">
            <text:p>3300,00596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00.02432" calcext:value-type="float">
            <text:p>3400,02432</text:p>
          </table:table-cell>
          <table:table-cell office:value-type="float" office:value="3933" calcext:value-type="float">
            <text:p>3933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00.00558" calcext:value-type="float">
            <text:p>3500,00558</text:p>
          </table:table-cell>
          <table:table-cell office:value-type="float" office:value="3959" calcext:value-type="float">
            <text:p>3959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99.99382" calcext:value-type="float">
            <text:p>3599,99382</text:p>
          </table:table-cell>
          <table:table-cell office:value-type="float" office:value="3959" calcext:value-type="float">
            <text:p>3959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99.99776" calcext:value-type="float">
            <text:p>3699,99776</text:p>
          </table:table-cell>
          <table:table-cell office:value-type="float" office:value="3959" calcext:value-type="float">
            <text:p>3959</text:p>
          </table:table-cell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00.00686" calcext:value-type="float">
            <text:p>3800,00686</text:p>
          </table:table-cell>
          <table:table-cell office:value-type="float" office:value="3952" calcext:value-type="float">
            <text:p>3952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99.99342" calcext:value-type="float">
            <text:p>3899,99342</text:p>
          </table:table-cell>
          <table:table-cell office:value-type="float" office:value="3957" calcext:value-type="float">
            <text:p>3957</text:p>
          </table:table-cell>
          <table:table-cell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00.01026" calcext:value-type="float">
            <text:p>4000,01026</text:p>
          </table:table-cell>
          <table:table-cell office:value-type="float" office:value="3932" calcext:value-type="float">
            <text:p>3932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00.00108" calcext:value-type="float">
            <text:p>4100,00108</text:p>
          </table:table-cell>
          <table:table-cell office:value-type="float" office:value="3959" calcext:value-type="float">
            <text:p>3959</text:p>
          </table:table-cell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00.00772" calcext:value-type="float">
            <text:p>4200,00772</text:p>
          </table:table-cell>
          <table:table-cell office:value-type="float" office:value="3959" calcext:value-type="float">
            <text:p>3959</text:p>
          </table:table-cell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99.99286" calcext:value-type="float">
            <text:p>4299,99286</text:p>
          </table:table-cell>
          <table:table-cell office:value-type="float" office:value="3959" calcext:value-type="float">
            <text:p>3959</text:p>
          </table:table-cell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99.9964" calcext:value-type="float">
            <text:p>4399,9964</text:p>
          </table:table-cell>
          <table:table-cell office:value-type="float" office:value="3952" calcext:value-type="float">
            <text:p>3952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00.00784" calcext:value-type="float">
            <text:p>4500,00784</text:p>
          </table:table-cell>
          <table:table-cell office:value-type="float" office:value="3959" calcext:value-type="float">
            <text:p>3959</text:p>
          </table:table-cell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00.00784" calcext:value-type="float">
            <text:p>4600,00784</text:p>
          </table:table-cell>
          <table:table-cell office:value-type="float" office:value="3959" calcext:value-type="float">
            <text:p>3959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00.04694" calcext:value-type="float">
            <text:p>4700,04694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99.99652" calcext:value-type="float">
            <text:p>4799,99652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00.01118" calcext:value-type="float">
            <text:p>4900,01118</text:p>
          </table:table-cell>
          <table:table-cell office:value-type="float" office:value="3959" calcext:value-type="float">
            <text:p>3959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0.00118" calcext:value-type="float">
            <text:p>5000,00118</text:p>
          </table:table-cell>
          <table:table-cell office:value-type="float" office:value="3957" calcext:value-type="float">
            <text:p>3957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99.99108" calcext:value-type="float">
            <text:p>5099,99108</text:p>
          </table:table-cell>
          <table:table-cell office:value-type="float" office:value="3933" calcext:value-type="float">
            <text:p>3933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00.04518" calcext:value-type="float">
            <text:p>5200,04518</text:p>
          </table:table-cell>
          <table:table-cell office:value-type="float" office:value="3931" calcext:value-type="float">
            <text:p>3931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00.00204" calcext:value-type="float">
            <text:p>5300,00204</text:p>
          </table:table-cell>
          <table:table-cell office:value-type="float" office:value="3959" calcext:value-type="float">
            <text:p>3959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00.00846" calcext:value-type="float">
            <text:p>5400,00846</text:p>
          </table:table-cell>
          <table:table-cell office:value-type="float" office:value="3959" calcext:value-type="float">
            <text:p>3959</text:p>
          </table:table-cell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500.00606" calcext:value-type="float">
            <text:p>5500,00606</text:p>
          </table:table-cell>
          <table:table-cell office:value-type="float" office:value="3957" calcext:value-type="float">
            <text:p>3957</text:p>
          </table:table-cell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99.99146" calcext:value-type="float">
            <text:p>5599,99146</text:p>
          </table:table-cell>
          <table:table-cell office:value-type="float" office:value="3957" calcext:value-type="float">
            <text:p>3957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99.99876" calcext:value-type="float">
            <text:p>5699,99876</text:p>
          </table:table-cell>
          <table:table-cell office:value-type="float" office:value="3959" calcext:value-type="float">
            <text:p>3959</text:p>
          </table:table-cell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800.02272" calcext:value-type="float">
            <text:p>5800,02272</text:p>
          </table:table-cell>
          <table:table-cell office:value-type="float" office:value="3959" calcext:value-type="float">
            <text:p>3959</text:p>
          </table:table-cell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900.02456" calcext:value-type="float">
            <text:p>5900,02456</text:p>
          </table:table-cell>
          <table:table-cell office:value-type="float" office:value="3959" calcext:value-type="float">
            <text:p>3959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99.99458" calcext:value-type="float">
            <text:p>5999,99458</text:p>
          </table:table-cell>
          <table:table-cell office:value-type="float" office:value="3959" calcext:value-type="float">
            <text:p>3959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99.9957" calcext:value-type="float">
            <text:p>6099,9957</text:p>
          </table:table-cell>
          <table:table-cell office:value-type="float" office:value="3959" calcext:value-type="float">
            <text:p>3959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200.00176" calcext:value-type="float">
            <text:p>6200,00176</text:p>
          </table:table-cell>
          <table:table-cell office:value-type="float" office:value="3959" calcext:value-type="float">
            <text:p>3959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00.06564" calcext:value-type="float">
            <text:p>6300,06564</text:p>
          </table:table-cell>
          <table:table-cell office:value-type="float" office:value="3959" calcext:value-type="float">
            <text:p>3959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00.0603" calcext:value-type="float">
            <text:p>6400,0603</text:p>
          </table:table-cell>
          <table:table-cell office:value-type="float" office:value="3926" calcext:value-type="float">
            <text:p>3926</text:p>
          </table:table-cell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99.99762" calcext:value-type="float">
            <text:p>6499,99762</text:p>
          </table:table-cell>
          <table:table-cell office:value-type="float" office:value="3959" calcext:value-type="float">
            <text:p>3959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600.00794" calcext:value-type="float">
            <text:p>6600,00794</text:p>
          </table:table-cell>
          <table:table-cell office:value-type="float" office:value="3957" calcext:value-type="float">
            <text:p>3957</text:p>
          </table:table-cell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700.01308" calcext:value-type="float">
            <text:p>6700,01308</text:p>
          </table:table-cell>
          <table:table-cell office:value-type="float" office:value="3933" calcext:value-type="float">
            <text:p>3933</text:p>
          </table:table-cell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00.00326" calcext:value-type="float">
            <text:p>6800,00326</text:p>
          </table:table-cell>
          <table:table-cell office:value-type="float" office:value="3959" calcext:value-type="float">
            <text:p>3959</text:p>
          </table:table-cell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99.99222" calcext:value-type="float">
            <text:p>6899,99222</text:p>
          </table:table-cell>
          <table:table-cell office:value-type="float" office:value="3957" calcext:value-type="float">
            <text:p>3957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000.00028" calcext:value-type="float">
            <text:p>7000,00028</text:p>
          </table:table-cell>
          <table:table-cell office:value-type="float" office:value="3933" calcext:value-type="float">
            <text:p>3933</text:p>
          </table:table-cell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100.00056" calcext:value-type="float">
            <text:p>7100,00056</text:p>
          </table:table-cell>
          <table:table-cell office:value-type="float" office:value="3959" calcext:value-type="float">
            <text:p>3959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200.02078" calcext:value-type="float">
            <text:p>7200,02078</text:p>
          </table:table-cell>
          <table:table-cell office:value-type="float" office:value="3959" calcext:value-type="float">
            <text:p>3959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99.99678" calcext:value-type="float">
            <text:p>7299,99678</text:p>
          </table:table-cell>
          <table:table-cell office:value-type="float" office:value="3959" calcext:value-type="float">
            <text:p>3959</text:p>
          </table:table-cell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400.00656" calcext:value-type="float">
            <text:p>7400,00656</text:p>
          </table:table-cell>
          <table:table-cell office:value-type="float" office:value="3933" calcext:value-type="float">
            <text:p>3933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500.01594" calcext:value-type="float">
            <text:p>7500,01594</text:p>
          </table:table-cell>
          <table:table-cell office:value-type="float" office:value="3957" calcext:value-type="float">
            <text:p>3957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600.00856" calcext:value-type="float">
            <text:p>7600,00856</text:p>
          </table:table-cell>
          <table:table-cell office:value-type="float" office:value="3959" calcext:value-type="float">
            <text:p>3959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700.05578" calcext:value-type="float">
            <text:p>7700,05578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799.9984" calcext:value-type="float">
            <text:p>7799,9984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00.04222" calcext:value-type="float">
            <text:p>7900,04222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000.00854" calcext:value-type="float">
            <text:p>8000,00854</text:p>
          </table:table-cell>
          <table:table-cell office:value-type="float" office:value="3933" calcext:value-type="float">
            <text:p>3933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100.01646" calcext:value-type="float">
            <text:p>8100,01646</text:p>
          </table:table-cell>
          <table:table-cell office:value-type="float" office:value="3959" calcext:value-type="float">
            <text:p>3959</text:p>
          </table:table-cell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00.0006" calcext:value-type="float">
            <text:p>8200,0006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00.00168" calcext:value-type="float">
            <text:p>8300,00168</text:p>
          </table:table-cell>
          <table:table-cell office:value-type="float" office:value="3958" calcext:value-type="float">
            <text:p>3958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99.98994" calcext:value-type="float">
            <text:p>8399,98994</text:p>
          </table:table-cell>
          <table:table-cell office:value-type="float" office:value="3959" calcext:value-type="float">
            <text:p>3959</text:p>
          </table:table-cell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99.9985" calcext:value-type="float">
            <text:p>8499,9985</text:p>
          </table:table-cell>
          <table:table-cell office:value-type="float" office:value="3959" calcext:value-type="float">
            <text:p>3959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600.0082" calcext:value-type="float">
            <text:p>8600,0082</text:p>
          </table:table-cell>
          <table:table-cell office:value-type="float" office:value="3959" calcext:value-type="float">
            <text:p>3959</text:p>
          </table:table-cell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99.99748" calcext:value-type="float">
            <text:p>8699,99748</text:p>
          </table:table-cell>
          <table:table-cell office:value-type="float" office:value="3957" calcext:value-type="float">
            <text:p>3957</text:p>
          </table:table-cell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800.0011" calcext:value-type="float">
            <text:p>8800,0011</text:p>
          </table:table-cell>
          <table:table-cell office:value-type="float" office:value="3952" calcext:value-type="float">
            <text:p>3952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900.00148" calcext:value-type="float">
            <text:p>8900,00148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00.00728" calcext:value-type="float">
            <text:p>9000,00728</text:p>
          </table:table-cell>
          <table:table-cell office:value-type="float" office:value="3933" calcext:value-type="float">
            <text:p>3933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100.03108" calcext:value-type="float">
            <text:p>9100,03108</text:p>
          </table:table-cell>
          <table:table-cell office:value-type="float" office:value="3959" calcext:value-type="float">
            <text:p>3959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200.0101" calcext:value-type="float">
            <text:p>9200,0101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300.01916" calcext:value-type="float">
            <text:p>9300,01916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00.00728" calcext:value-type="float">
            <text:p>9400,00728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500.0196" calcext:value-type="float">
            <text:p>9500,0196</text:p>
          </table:table-cell>
          <table:table-cell office:value-type="float" office:value="3957" calcext:value-type="float">
            <text:p>3957</text:p>
          </table:table-cell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00.03264" calcext:value-type="float">
            <text:p>9600,03264</text:p>
          </table:table-cell>
          <table:table-cell office:value-type="float" office:value="3959" calcext:value-type="float">
            <text:p>3959</text:p>
          </table:table-cell>
          <table:table-cell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700.00008" calcext:value-type="float">
            <text:p>9700,00008</text:p>
          </table:table-cell>
          <table:table-cell office:value-type="float" office:value="3959" calcext:value-type="float">
            <text:p>3959</text:p>
          </table:table-cell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800.01984" calcext:value-type="float">
            <text:p>9800,01984</text:p>
          </table:table-cell>
          <table:table-cell office:value-type="float" office:value="3959" calcext:value-type="float">
            <text:p>3959</text:p>
          </table:table-cell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99.99968" calcext:value-type="float">
            <text:p>9899,99968</text:p>
          </table:table-cell>
          <table:table-cell office:value-type="float" office:value="3959" calcext:value-type="float">
            <text:p>3959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.00408" calcext:value-type="float">
            <text:p>10000,00408</text:p>
          </table:table-cell>
          <table:table-cell office:value-type="float" office:value="3952" calcext:value-type="float">
            <text:p>3952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100.0009" calcext:value-type="float">
            <text:p>10100,0009</text:p>
          </table:table-cell>
          <table:table-cell office:value-type="float" office:value="3959" calcext:value-type="float">
            <text:p>3959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99.99822" calcext:value-type="float">
            <text:p>10199,99822</text:p>
          </table:table-cell>
          <table:table-cell office:value-type="float" office:value="3957" calcext:value-type="float">
            <text:p>3957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300.06856" calcext:value-type="float">
            <text:p>10300,06856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400.0075" calcext:value-type="float">
            <text:p>10400,0075</text:p>
          </table:table-cell>
          <table:table-cell office:value-type="float" office:value="3951" calcext:value-type="float">
            <text:p>3951</text:p>
          </table:table-cell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500.00466" calcext:value-type="float">
            <text:p>10500,00466</text:p>
          </table:table-cell>
          <table:table-cell office:value-type="float" office:value="3952" calcext:value-type="float">
            <text:p>3952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599.99736" calcext:value-type="float">
            <text:p>10599,99736</text:p>
          </table:table-cell>
          <table:table-cell office:value-type="float" office:value="3933" calcext:value-type="float">
            <text:p>3933</text:p>
          </table:table-cell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700.0443" calcext:value-type="float">
            <text:p>10700,0443</text:p>
          </table:table-cell>
          <table:table-cell office:value-type="float" office:value="3959" calcext:value-type="float">
            <text:p>3959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800.05796" calcext:value-type="float">
            <text:p>10800,05796</text:p>
          </table:table-cell>
          <table:table-cell office:value-type="float" office:value="3959" calcext:value-type="float">
            <text:p>3959</text:p>
          </table:table-cell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900.00558" calcext:value-type="float">
            <text:p>10900,00558</text:p>
          </table:table-cell>
          <table:table-cell office:value-type="float" office:value="3959" calcext:value-type="float">
            <text:p>3959</text:p>
          </table:table-cell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000.00856" calcext:value-type="float">
            <text:p>11000,00856</text:p>
          </table:table-cell>
          <table:table-cell office:value-type="float" office:value="3959" calcext:value-type="float">
            <text:p>3959</text:p>
          </table:table-cell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100.03466" calcext:value-type="float">
            <text:p>11100,03466</text:p>
          </table:table-cell>
          <table:table-cell office:value-type="float" office:value="3959" calcext:value-type="float">
            <text:p>3959</text:p>
          </table:table-cell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200.0057" calcext:value-type="float">
            <text:p>11200,0057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299.99254" calcext:value-type="float">
            <text:p>11299,99254</text:p>
          </table:table-cell>
          <table:table-cell office:value-type="float" office:value="3959" calcext:value-type="float">
            <text:p>3959</text:p>
          </table:table-cell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399.99426" calcext:value-type="float">
            <text:p>11399,99426</text:p>
          </table:table-cell>
          <table:table-cell office:value-type="float" office:value="3959" calcext:value-type="float">
            <text:p>3959</text:p>
          </table:table-cell>
          <table:table-cell office:value-type="float" office:value="1137" calcext:value-type="float">
            <text:p>1137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500.0517" calcext:value-type="float">
            <text:p>11500,0517</text:p>
          </table:table-cell>
          <table:table-cell office:value-type="float" office:value="3959" calcext:value-type="float">
            <text:p>3959</text:p>
          </table:table-cell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599.9998" calcext:value-type="float">
            <text:p>11599,9998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700.02452" calcext:value-type="float">
            <text:p>11700,02452</text:p>
          </table:table-cell>
          <table:table-cell office:value-type="float" office:value="3959" calcext:value-type="float">
            <text:p>3959</text:p>
          </table:table-cell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799.99652" calcext:value-type="float">
            <text:p>11799,99652</text:p>
          </table:table-cell>
          <table:table-cell office:value-type="float" office:value="3959" calcext:value-type="float">
            <text:p>3959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899.99594" calcext:value-type="float">
            <text:p>11899,99594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000.0311" calcext:value-type="float">
            <text:p>12000,0311</text:p>
          </table:table-cell>
          <table:table-cell office:value-type="float" office:value="3959" calcext:value-type="float">
            <text:p>3959</text:p>
          </table:table-cell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100.0004" calcext:value-type="float">
            <text:p>12100,0004</text:p>
          </table:table-cell>
          <table:table-cell office:value-type="float" office:value="3952" calcext:value-type="float">
            <text:p>3952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200.03234" calcext:value-type="float">
            <text:p>12200,03234</text:p>
          </table:table-cell>
          <table:table-cell office:value-type="float" office:value="3959" calcext:value-type="float">
            <text:p>3959</text:p>
          </table:table-cell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300.01438" calcext:value-type="float">
            <text:p>12300,01438</text:p>
          </table:table-cell>
          <table:table-cell office:value-type="float" office:value="3933" calcext:value-type="float">
            <text:p>3933</text:p>
          </table:table-cell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400.0184" calcext:value-type="float">
            <text:p>12400,0184</text:p>
          </table:table-cell>
          <table:table-cell office:value-type="float" office:value="3952" calcext:value-type="float">
            <text:p>3952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500.00642" calcext:value-type="float">
            <text:p>12500,00642</text:p>
          </table:table-cell>
          <table:table-cell office:value-type="float" office:value="3959" calcext:value-type="float">
            <text:p>3959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600.00648" calcext:value-type="float">
            <text:p>12600,00648</text:p>
          </table:table-cell>
          <table:table-cell office:value-type="float" office:value="3933" calcext:value-type="float">
            <text:p>3933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700.0012" calcext:value-type="float">
            <text:p>12700,0012</text:p>
          </table:table-cell>
          <table:table-cell office:value-type="float" office:value="3952" calcext:value-type="float">
            <text:p>3952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800.0037" calcext:value-type="float">
            <text:p>12800,0037</text:p>
          </table:table-cell>
          <table:table-cell office:value-type="float" office:value="3959" calcext:value-type="float">
            <text:p>3959</text:p>
          </table:table-cell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899.99678" calcext:value-type="float">
            <text:p>12899,99678</text:p>
          </table:table-cell>
          <table:table-cell office:value-type="float" office:value="3933" calcext:value-type="float">
            <text:p>3933</text:p>
          </table:table-cell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999.99978" calcext:value-type="float">
            <text:p>12999,99978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100.01714" calcext:value-type="float">
            <text:p>13100,01714</text:p>
          </table:table-cell>
          <table:table-cell office:value-type="float" office:value="3959" calcext:value-type="float">
            <text:p>3959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199.99602" calcext:value-type="float">
            <text:p>13199,99602</text:p>
          </table:table-cell>
          <table:table-cell office:value-type="float" office:value="3957" calcext:value-type="float">
            <text:p>3957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300.00046" calcext:value-type="float">
            <text:p>13300,00046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400.02938" calcext:value-type="float">
            <text:p>13400,02938</text:p>
          </table:table-cell>
          <table:table-cell office:value-type="float" office:value="3959" calcext:value-type="float">
            <text:p>3959</text:p>
          </table:table-cell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500.01262" calcext:value-type="float">
            <text:p>13500,01262</text:p>
          </table:table-cell>
          <table:table-cell office:value-type="float" office:value="3959" calcext:value-type="float">
            <text:p>3959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600.02362" calcext:value-type="float">
            <text:p>13600,02362</text:p>
          </table:table-cell>
          <table:table-cell office:value-type="float" office:value="3959" calcext:value-type="float">
            <text:p>3959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699.99858" calcext:value-type="float">
            <text:p>13699,99858</text:p>
          </table:table-cell>
          <table:table-cell office:value-type="float" office:value="3959" calcext:value-type="float">
            <text:p>3959</text:p>
          </table:table-cell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800.07962" calcext:value-type="float">
            <text:p>13800,07962</text:p>
          </table:table-cell>
          <table:table-cell office:value-type="float" office:value="3959" calcext:value-type="float">
            <text:p>3959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900.00468" calcext:value-type="float">
            <text:p>13900,00468</text:p>
          </table:table-cell>
          <table:table-cell office:value-type="float" office:value="3959" calcext:value-type="float">
            <text:p>3959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000.00758" calcext:value-type="float">
            <text:p>14000,00758</text:p>
          </table:table-cell>
          <table:table-cell office:value-type="float" office:value="3959" calcext:value-type="float">
            <text:p>3959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100.03172" calcext:value-type="float">
            <text:p>14100,03172</text:p>
          </table:table-cell>
          <table:table-cell office:value-type="float" office:value="3959" calcext:value-type="float">
            <text:p>3959</text:p>
          </table:table-cell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200.05414" calcext:value-type="float">
            <text:p>14200,05414</text:p>
          </table:table-cell>
          <table:table-cell office:value-type="float" office:value="3959" calcext:value-type="float">
            <text:p>3959</text:p>
          </table:table-cell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300.02102" calcext:value-type="float">
            <text:p>14300,02102</text:p>
          </table:table-cell>
          <table:table-cell office:value-type="float" office:value="3933" calcext:value-type="float">
            <text:p>3933</text:p>
          </table:table-cell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00.00132" calcext:value-type="float">
            <text:p>14400,00132</text:p>
          </table:table-cell>
          <table:table-cell office:value-type="float" office:value="3959" calcext:value-type="float">
            <text:p>3959</text:p>
          </table:table-cell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00.00386" calcext:value-type="float">
            <text:p>14500,00386</text:p>
          </table:table-cell>
          <table:table-cell office:value-type="float" office:value="3959" calcext:value-type="float">
            <text:p>3959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600.00994" calcext:value-type="float">
            <text:p>14600,00994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699.99098" calcext:value-type="float">
            <text:p>14699,99098</text:p>
          </table:table-cell>
          <table:table-cell office:value-type="float" office:value="3959" calcext:value-type="float">
            <text:p>3959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800.01706" calcext:value-type="float">
            <text:p>14800,01706</text:p>
          </table:table-cell>
          <table:table-cell office:value-type="float" office:value="3959" calcext:value-type="float">
            <text:p>3959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899.99254" calcext:value-type="float">
            <text:p>14899,99254</text:p>
          </table:table-cell>
          <table:table-cell office:value-type="float" office:value="3959" calcext:value-type="float">
            <text:p>3959</text:p>
          </table:table-cell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000.0089" calcext:value-type="float">
            <text:p>15000,0089</text:p>
          </table:table-cell>
          <table:table-cell office:value-type="float" office:value="3959" calcext:value-type="float">
            <text:p>3959</text:p>
          </table:table-cell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100.00916" calcext:value-type="float">
            <text:p>15100,00916</text:p>
          </table:table-cell>
          <table:table-cell office:value-type="float" office:value="3957" calcext:value-type="float">
            <text:p>3957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0.00536" calcext:value-type="float">
            <text:p>15200,00536</text:p>
          </table:table-cell>
          <table:table-cell office:value-type="float" office:value="3959" calcext:value-type="float">
            <text:p>3959</text:p>
          </table:table-cell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300.0258" calcext:value-type="float">
            <text:p>15300,0258</text:p>
          </table:table-cell>
          <table:table-cell office:value-type="float" office:value="3959" calcext:value-type="float">
            <text:p>3959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400.00418" calcext:value-type="float">
            <text:p>15400,00418</text:p>
          </table:table-cell>
          <table:table-cell office:value-type="float" office:value="3959" calcext:value-type="float">
            <text:p>3959</text:p>
          </table:table-cell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500.01092" calcext:value-type="float">
            <text:p>15500,01092</text:p>
          </table:table-cell>
          <table:table-cell office:value-type="float" office:value="3959" calcext:value-type="float">
            <text:p>3959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600.00156" calcext:value-type="float">
            <text:p>15600,00156</text:p>
          </table:table-cell>
          <table:table-cell office:value-type="float" office:value="3959" calcext:value-type="float">
            <text:p>3959</text:p>
          </table:table-cell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700.04464" calcext:value-type="float">
            <text:p>15700,04464</text:p>
          </table:table-cell>
          <table:table-cell office:value-type="float" office:value="3959" calcext:value-type="float">
            <text:p>3959</text:p>
          </table:table-cell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799.99742" calcext:value-type="float">
            <text:p>15799,99742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900.0088" calcext:value-type="float">
            <text:p>15900,0088</text:p>
          </table:table-cell>
          <table:table-cell office:value-type="float" office:value="3959" calcext:value-type="float">
            <text:p>3959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000.04006" calcext:value-type="float">
            <text:p>16000,04006</text:p>
          </table:table-cell>
          <table:table-cell office:value-type="float" office:value="3959" calcext:value-type="float">
            <text:p>3959</text:p>
          </table:table-cell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100.00492" calcext:value-type="float">
            <text:p>16100,00492</text:p>
          </table:table-cell>
          <table:table-cell office:value-type="float" office:value="3959" calcext:value-type="float">
            <text:p>3959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200.0226" calcext:value-type="float">
            <text:p>16200,0226</text:p>
          </table:table-cell>
          <table:table-cell office:value-type="float" office:value="3959" calcext:value-type="float">
            <text:p>3959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299.9977" calcext:value-type="float">
            <text:p>16299,9977</text:p>
          </table:table-cell>
          <table:table-cell office:value-type="float" office:value="3959" calcext:value-type="float">
            <text:p>3959</text:p>
          </table:table-cell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400.01244" calcext:value-type="float">
            <text:p>16400,01244</text:p>
          </table:table-cell>
          <table:table-cell office:value-type="float" office:value="3959" calcext:value-type="float">
            <text:p>3959</text:p>
          </table:table-cell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499.9934" calcext:value-type="float">
            <text:p>16499,9934</text:p>
          </table:table-cell>
          <table:table-cell office:value-type="float" office:value="3959" calcext:value-type="float">
            <text:p>3959</text:p>
          </table:table-cell>
          <table:table-cell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600.01088" calcext:value-type="float">
            <text:p>16600,01088</text:p>
          </table:table-cell>
          <table:table-cell office:value-type="float" office:value="3933" calcext:value-type="float">
            <text:p>3933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700.00148" calcext:value-type="float">
            <text:p>16700,00148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799.9918" calcext:value-type="float">
            <text:p>16799,9918</text:p>
          </table:table-cell>
          <table:table-cell office:value-type="float" office:value="3959" calcext:value-type="float">
            <text:p>3959</text:p>
          </table:table-cell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899.99492" calcext:value-type="float">
            <text:p>16899,99492</text:p>
          </table:table-cell>
          <table:table-cell office:value-type="float" office:value="3959" calcext:value-type="float">
            <text:p>3959</text:p>
          </table:table-cell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000.0203" calcext:value-type="float">
            <text:p>17000,0203</text:p>
          </table:table-cell>
          <table:table-cell office:value-type="float" office:value="3959" calcext:value-type="float">
            <text:p>3959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100.02004" calcext:value-type="float">
            <text:p>17100,02004</text:p>
          </table:table-cell>
          <table:table-cell office:value-type="float" office:value="3959" calcext:value-type="float">
            <text:p>3959</text:p>
          </table:table-cell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200.00928" calcext:value-type="float">
            <text:p>17200,00928</text:p>
          </table:table-cell>
          <table:table-cell office:value-type="float" office:value="3959" calcext:value-type="float">
            <text:p>3959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300.01764" calcext:value-type="float">
            <text:p>17300,01764</text:p>
          </table:table-cell>
          <table:table-cell office:value-type="float" office:value="3959" calcext:value-type="float">
            <text:p>3959</text:p>
          </table:table-cell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399.99416" calcext:value-type="float">
            <text:p>17399,99416</text:p>
          </table:table-cell>
          <table:table-cell office:value-type="float" office:value="3959" calcext:value-type="float">
            <text:p>3959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500.00558" calcext:value-type="float">
            <text:p>17500,00558</text:p>
          </table:table-cell>
          <table:table-cell office:value-type="float" office:value="3959" calcext:value-type="float">
            <text:p>3959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600.00506" calcext:value-type="float">
            <text:p>17600,00506</text:p>
          </table:table-cell>
          <table:table-cell office:value-type="float" office:value="3959" calcext:value-type="float">
            <text:p>3959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700.01738" calcext:value-type="float">
            <text:p>17700,01738</text:p>
          </table:table-cell>
          <table:table-cell office:value-type="float" office:value="3959" calcext:value-type="float">
            <text:p>3959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800.00394" calcext:value-type="float">
            <text:p>17800,00394</text:p>
          </table:table-cell>
          <table:table-cell office:value-type="float" office:value="3959" calcext:value-type="float">
            <text:p>3959</text:p>
          </table:table-cell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900.0224" calcext:value-type="float">
            <text:p>17900,0224</text:p>
          </table:table-cell>
          <table:table-cell office:value-type="float" office:value="3959" calcext:value-type="float">
            <text:p>3959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999.9964" calcext:value-type="float">
            <text:p>17999,9964</text:p>
          </table:table-cell>
          <table:table-cell office:value-type="float" office:value="3959" calcext:value-type="float">
            <text:p>3959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100.00892" calcext:value-type="float">
            <text:p>18100,00892</text:p>
          </table:table-cell>
          <table:table-cell office:value-type="float" office:value="3959" calcext:value-type="float">
            <text:p>3959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200.01324" calcext:value-type="float">
            <text:p>18200,01324</text:p>
          </table:table-cell>
          <table:table-cell office:value-type="float" office:value="3959" calcext:value-type="float">
            <text:p>3959</text:p>
          </table:table-cell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300.01384" calcext:value-type="float">
            <text:p>18300,01384</text:p>
          </table:table-cell>
          <table:table-cell office:value-type="float" office:value="3959" calcext:value-type="float">
            <text:p>3959</text:p>
          </table:table-cell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400.02078" calcext:value-type="float">
            <text:p>18400,02078</text:p>
          </table:table-cell>
          <table:table-cell office:value-type="float" office:value="3959" calcext:value-type="float">
            <text:p>3959</text:p>
          </table:table-cell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500.01518" calcext:value-type="float">
            <text:p>18500,01518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600.03126" calcext:value-type="float">
            <text:p>18600,03126</text:p>
          </table:table-cell>
          <table:table-cell office:value-type="float" office:value="3959" calcext:value-type="float">
            <text:p>3959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700.01596" calcext:value-type="float">
            <text:p>18700,01596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800.02192" calcext:value-type="float">
            <text:p>18800,02192</text:p>
          </table:table-cell>
          <table:table-cell office:value-type="float" office:value="3959" calcext:value-type="float">
            <text:p>3959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900.03834" calcext:value-type="float">
            <text:p>18900,03834</text:p>
          </table:table-cell>
          <table:table-cell office:value-type="float" office:value="3959" calcext:value-type="float">
            <text:p>3959</text:p>
          </table:table-cell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000.03134" calcext:value-type="float">
            <text:p>19000,03134</text:p>
          </table:table-cell>
          <table:table-cell office:value-type="float" office:value="3959" calcext:value-type="float">
            <text:p>3959</text:p>
          </table:table-cell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100.00632" calcext:value-type="float">
            <text:p>19100,00632</text:p>
          </table:table-cell>
          <table:table-cell office:value-type="float" office:value="3959" calcext:value-type="float">
            <text:p>3959</text:p>
          </table:table-cell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200.01316" calcext:value-type="float">
            <text:p>19200,01316</text:p>
          </table:table-cell>
          <table:table-cell office:value-type="float" office:value="3959" calcext:value-type="float">
            <text:p>3959</text:p>
          </table:table-cell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300.02066" calcext:value-type="float">
            <text:p>19300,02066</text:p>
          </table:table-cell>
          <table:table-cell office:value-type="float" office:value="3959" calcext:value-type="float">
            <text:p>3959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400.02776" calcext:value-type="float">
            <text:p>19400,02776</text:p>
          </table:table-cell>
          <table:table-cell office:value-type="float" office:value="3959" calcext:value-type="float">
            <text:p>3959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499.994" calcext:value-type="float">
            <text:p>19499,994</text:p>
          </table:table-cell>
          <table:table-cell office:value-type="float" office:value="3959" calcext:value-type="float">
            <text:p>3959</text:p>
          </table:table-cell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599.9984" calcext:value-type="float">
            <text:p>19599,9984</text:p>
          </table:table-cell>
          <table:table-cell office:value-type="float" office:value="3959" calcext:value-type="float">
            <text:p>3959</text:p>
          </table:table-cell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700.00558" calcext:value-type="float">
            <text:p>19700,00558</text:p>
          </table:table-cell>
          <table:table-cell office:value-type="float" office:value="3959" calcext:value-type="float">
            <text:p>3959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800.00818" calcext:value-type="float">
            <text:p>19800,00818</text:p>
          </table:table-cell>
          <table:table-cell office:value-type="float" office:value="3959" calcext:value-type="float">
            <text:p>3959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899.99282" calcext:value-type="float">
            <text:p>19899,99282</text:p>
          </table:table-cell>
          <table:table-cell office:value-type="float" office:value="3959" calcext:value-type="float">
            <text:p>3959</text:p>
          </table:table-cell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999.999" calcext:value-type="float">
            <text:p>19999,999</text:p>
          </table:table-cell>
          <table:table-cell office:value-type="float" office:value="3957" calcext:value-type="float">
            <text:p>3957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100.00242" calcext:value-type="float">
            <text:p>20100,00242</text:p>
          </table:table-cell>
          <table:table-cell office:value-type="float" office:value="3959" calcext:value-type="float">
            <text:p>3959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200.00758" calcext:value-type="float">
            <text:p>20200,00758</text:p>
          </table:table-cell>
          <table:table-cell office:value-type="float" office:value="3959" calcext:value-type="float">
            <text:p>3959</text:p>
          </table:table-cell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300.00746" calcext:value-type="float">
            <text:p>20300,00746</text:p>
          </table:table-cell>
          <table:table-cell office:value-type="float" office:value="3959" calcext:value-type="float">
            <text:p>3959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400.07076" calcext:value-type="float">
            <text:p>20400,07076</text:p>
          </table:table-cell>
          <table:table-cell office:value-type="float" office:value="3959" calcext:value-type="float">
            <text:p>3959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500.05322" calcext:value-type="float">
            <text:p>20500,05322</text:p>
          </table:table-cell>
          <table:table-cell office:value-type="float" office:value="3959" calcext:value-type="float">
            <text:p>3959</text:p>
          </table:table-cell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600.04518" calcext:value-type="float">
            <text:p>20600,04518</text:p>
          </table:table-cell>
          <table:table-cell office:value-type="float" office:value="3959" calcext:value-type="float">
            <text:p>3959</text:p>
          </table:table-cell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700.00352" calcext:value-type="float">
            <text:p>20700,00352</text:p>
          </table:table-cell>
          <table:table-cell office:value-type="float" office:value="3959" calcext:value-type="float">
            <text:p>3959</text:p>
          </table:table-cell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799.99958" calcext:value-type="float">
            <text:p>20799,99958</text:p>
          </table:table-cell>
          <table:table-cell office:value-type="float" office:value="3959" calcext:value-type="float">
            <text:p>3959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900.00018" calcext:value-type="float">
            <text:p>20900,00018</text:p>
          </table:table-cell>
          <table:table-cell office:value-type="float" office:value="3959" calcext:value-type="float">
            <text:p>3959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999.99406" calcext:value-type="float">
            <text:p>20999,99406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100.0311" calcext:value-type="float">
            <text:p>21100,0311</text:p>
          </table:table-cell>
          <table:table-cell office:value-type="float" office:value="3959" calcext:value-type="float">
            <text:p>3959</text:p>
          </table:table-cell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199.99984" calcext:value-type="float">
            <text:p>21199,99984</text:p>
          </table:table-cell>
          <table:table-cell office:value-type="float" office:value="3933" calcext:value-type="float">
            <text:p>3933</text:p>
          </table:table-cell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299.9994" calcext:value-type="float">
            <text:p>21299,9994</text:p>
          </table:table-cell>
          <table:table-cell office:value-type="float" office:value="3959" calcext:value-type="float">
            <text:p>3959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400.00678" calcext:value-type="float">
            <text:p>21400,00678</text:p>
          </table:table-cell>
          <table:table-cell office:value-type="float" office:value="3959" calcext:value-type="float">
            <text:p>3959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499.99698" calcext:value-type="float">
            <text:p>21499,99698</text:p>
          </table:table-cell>
          <table:table-cell office:value-type="float" office:value="3959" calcext:value-type="float">
            <text:p>3959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600.0322" calcext:value-type="float">
            <text:p>21600,0322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700.00358" calcext:value-type="float">
            <text:p>21700,00358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800.02444" calcext:value-type="float">
            <text:p>21800,02444</text:p>
          </table:table-cell>
          <table:table-cell office:value-type="float" office:value="3959" calcext:value-type="float">
            <text:p>3959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900.01518" calcext:value-type="float">
            <text:p>21900,01518</text:p>
          </table:table-cell>
          <table:table-cell office:value-type="float" office:value="3959" calcext:value-type="float">
            <text:p>3959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000.00286" calcext:value-type="float">
            <text:p>22000,00286</text:p>
          </table:table-cell>
          <table:table-cell office:value-type="float" office:value="3959" calcext:value-type="float">
            <text:p>3959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100.00154" calcext:value-type="float">
            <text:p>22100,00154</text:p>
          </table:table-cell>
          <table:table-cell office:value-type="float" office:value="3959" calcext:value-type="float">
            <text:p>3959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199.99504" calcext:value-type="float">
            <text:p>22199,99504</text:p>
          </table:table-cell>
          <table:table-cell office:value-type="float" office:value="3959" calcext:value-type="float">
            <text:p>3959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300.01534" calcext:value-type="float">
            <text:p>22300,01534</text:p>
          </table:table-cell>
          <table:table-cell office:value-type="float" office:value="3959" calcext:value-type="float">
            <text:p>3959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400.02728" calcext:value-type="float">
            <text:p>22400,02728</text:p>
          </table:table-cell>
          <table:table-cell office:value-type="float" office:value="3959" calcext:value-type="float">
            <text:p>3959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500.02294" calcext:value-type="float">
            <text:p>22500,02294</text:p>
          </table:table-cell>
          <table:table-cell office:value-type="float" office:value="3959" calcext:value-type="float">
            <text:p>3959</text:p>
          </table:table-cell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600.00502" calcext:value-type="float">
            <text:p>22600,00502</text:p>
          </table:table-cell>
          <table:table-cell office:value-type="float" office:value="3959" calcext:value-type="float">
            <text:p>3959</text:p>
          </table:table-cell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699.99548" calcext:value-type="float">
            <text:p>22699,99548</text:p>
          </table:table-cell>
          <table:table-cell office:value-type="float" office:value="3959" calcext:value-type="float">
            <text:p>3959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800.03462" calcext:value-type="float">
            <text:p>22800,03462</text:p>
          </table:table-cell>
          <table:table-cell office:value-type="float" office:value="3959" calcext:value-type="float">
            <text:p>3959</text:p>
          </table:table-cell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900.05038" calcext:value-type="float">
            <text:p>22900,05038</text:p>
          </table:table-cell>
          <table:table-cell office:value-type="float" office:value="3959" calcext:value-type="float">
            <text:p>3959</text:p>
          </table:table-cell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000.00384" calcext:value-type="float">
            <text:p>23000,00384</text:p>
          </table:table-cell>
          <table:table-cell office:value-type="float" office:value="3957" calcext:value-type="float">
            <text:p>3957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100.02298" calcext:value-type="float">
            <text:p>23100,02298</text:p>
          </table:table-cell>
          <table:table-cell office:value-type="float" office:value="3959" calcext:value-type="float">
            <text:p>3959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199.99294" calcext:value-type="float">
            <text:p>23199,99294</text:p>
          </table:table-cell>
          <table:table-cell office:value-type="float" office:value="3959" calcext:value-type="float">
            <text:p>3959</text:p>
          </table:table-cell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299.99838" calcext:value-type="float">
            <text:p>23299,99838</text:p>
          </table:table-cell>
          <table:table-cell office:value-type="float" office:value="3959" calcext:value-type="float">
            <text:p>3959</text:p>
          </table:table-cell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400.00206" calcext:value-type="float">
            <text:p>23400,00206</text:p>
          </table:table-cell>
          <table:table-cell office:value-type="float" office:value="3959" calcext:value-type="float">
            <text:p>3959</text:p>
          </table:table-cell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500.01656" calcext:value-type="float">
            <text:p>23500,01656</text:p>
          </table:table-cell>
          <table:table-cell office:value-type="float" office:value="3959" calcext:value-type="float">
            <text:p>3959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600.00614" calcext:value-type="float">
            <text:p>23600,00614</text:p>
          </table:table-cell>
          <table:table-cell office:value-type="float" office:value="3959" calcext:value-type="float">
            <text:p>3959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699.99628" calcext:value-type="float">
            <text:p>23699,99628</text:p>
          </table:table-cell>
          <table:table-cell office:value-type="float" office:value="3959" calcext:value-type="float">
            <text:p>3959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800.0255" calcext:value-type="float">
            <text:p>23800,0255</text:p>
          </table:table-cell>
          <table:table-cell office:value-type="float" office:value="3959" calcext:value-type="float">
            <text:p>3959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900.0116" calcext:value-type="float">
            <text:p>23900,0116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000.02194" calcext:value-type="float">
            <text:p>24000,02194</text:p>
          </table:table-cell>
          <table:table-cell office:value-type="float" office:value="3959" calcext:value-type="float">
            <text:p>3959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100.01774" calcext:value-type="float">
            <text:p>24100,01774</text:p>
          </table:table-cell>
          <table:table-cell office:value-type="float" office:value="3959" calcext:value-type="float">
            <text:p>3959</text:p>
          </table:table-cell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200.01044" calcext:value-type="float">
            <text:p>24200,01044</text:p>
          </table:table-cell>
          <table:table-cell office:value-type="float" office:value="3952" calcext:value-type="float">
            <text:p>3952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300.00944" calcext:value-type="float">
            <text:p>24300,00944</text:p>
          </table:table-cell>
          <table:table-cell office:value-type="float" office:value="3957" calcext:value-type="float">
            <text:p>3957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400.01326" calcext:value-type="float">
            <text:p>24400,01326</text:p>
          </table:table-cell>
          <table:table-cell office:value-type="float" office:value="3959" calcext:value-type="float">
            <text:p>3959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500.07452" calcext:value-type="float">
            <text:p>24500,07452</text:p>
          </table:table-cell>
          <table:table-cell office:value-type="float" office:value="3959" calcext:value-type="float">
            <text:p>3959</text:p>
          </table:table-cell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600.04438" calcext:value-type="float">
            <text:p>24600,04438</text:p>
          </table:table-cell>
          <table:table-cell office:value-type="float" office:value="3959" calcext:value-type="float">
            <text:p>3959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700.03904" calcext:value-type="float">
            <text:p>24700,03904</text:p>
          </table:table-cell>
          <table:table-cell office:value-type="float" office:value="3959" calcext:value-type="float">
            <text:p>3959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799.99938" calcext:value-type="float">
            <text:p>24799,99938</text:p>
          </table:table-cell>
          <table:table-cell office:value-type="float" office:value="3959" calcext:value-type="float">
            <text:p>3959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900.01706" calcext:value-type="float">
            <text:p>24900,01706</text:p>
          </table:table-cell>
          <table:table-cell office:value-type="float" office:value="3959" calcext:value-type="float">
            <text:p>3959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000.0025" calcext:value-type="float">
            <text:p>25000,0025</text:p>
          </table:table-cell>
          <table:table-cell office:value-type="float" office:value="3959" calcext:value-type="float">
            <text:p>3959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100.01168" calcext:value-type="float">
            <text:p>25100,01168</text:p>
          </table:table-cell>
          <table:table-cell office:value-type="float" office:value="3959" calcext:value-type="float">
            <text:p>3959</text:p>
          </table:table-cell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200.00836" calcext:value-type="float">
            <text:p>25200,00836</text:p>
          </table:table-cell>
          <table:table-cell office:value-type="float" office:value="3959" calcext:value-type="float">
            <text:p>3959</text:p>
          </table:table-cell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300.0079" calcext:value-type="float">
            <text:p>25300,0079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400.03272" calcext:value-type="float">
            <text:p>25400,03272</text:p>
          </table:table-cell>
          <table:table-cell office:value-type="float" office:value="3959" calcext:value-type="float">
            <text:p>3959</text:p>
          </table:table-cell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500.0002" calcext:value-type="float">
            <text:p>25500,0002</text:p>
          </table:table-cell>
          <table:table-cell office:value-type="float" office:value="3959" calcext:value-type="float">
            <text:p>3959</text:p>
          </table:table-cell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599.99888" calcext:value-type="float">
            <text:p>25599,99888</text:p>
          </table:table-cell>
          <table:table-cell office:value-type="float" office:value="3959" calcext:value-type="float">
            <text:p>3959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700.02748" calcext:value-type="float">
            <text:p>25700,02748</text:p>
          </table:table-cell>
          <table:table-cell office:value-type="float" office:value="3959" calcext:value-type="float">
            <text:p>3959</text:p>
          </table:table-cell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800.01078" calcext:value-type="float">
            <text:p>25800,01078</text:p>
          </table:table-cell>
          <table:table-cell office:value-type="float" office:value="3933" calcext:value-type="float">
            <text:p>3933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899.99866" calcext:value-type="float">
            <text:p>25899,99866</text:p>
          </table:table-cell>
          <table:table-cell office:value-type="float" office:value="3959" calcext:value-type="float">
            <text:p>3959</text:p>
          </table:table-cell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000.00098" calcext:value-type="float">
            <text:p>26000,00098</text:p>
          </table:table-cell>
          <table:table-cell office:value-type="float" office:value="3959" calcext:value-type="float">
            <text:p>3959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100.01832" calcext:value-type="float">
            <text:p>26100,01832</text:p>
          </table:table-cell>
          <table:table-cell office:value-type="float" office:value="3959" calcext:value-type="float">
            <text:p>3959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200.002" calcext:value-type="float">
            <text:p>26200,002</text:p>
          </table:table-cell>
          <table:table-cell office:value-type="float" office:value="3959" calcext:value-type="float">
            <text:p>3959</text:p>
          </table:table-cell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300.00688" calcext:value-type="float">
            <text:p>26300,00688</text:p>
          </table:table-cell>
          <table:table-cell office:value-type="float" office:value="3959" calcext:value-type="float">
            <text:p>3959</text:p>
          </table:table-cell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400.00404" calcext:value-type="float">
            <text:p>26400,00404</text:p>
          </table:table-cell>
          <table:table-cell office:value-type="float" office:value="3933" calcext:value-type="float">
            <text:p>3933</text:p>
          </table:table-cell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500.04418" calcext:value-type="float">
            <text:p>26500,04418</text:p>
          </table:table-cell>
          <table:table-cell office:value-type="float" office:value="3957" calcext:value-type="float">
            <text:p>3957</text:p>
          </table:table-cell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600.01838" calcext:value-type="float">
            <text:p>26600,01838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700.00108" calcext:value-type="float">
            <text:p>26700,00108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800.01034" calcext:value-type="float">
            <text:p>26800,01034</text:p>
          </table:table-cell>
          <table:table-cell office:value-type="float" office:value="3959" calcext:value-type="float">
            <text:p>3959</text:p>
          </table:table-cell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900.00128" calcext:value-type="float">
            <text:p>26900,00128</text:p>
          </table:table-cell>
          <table:table-cell office:value-type="float" office:value="3959" calcext:value-type="float">
            <text:p>3959</text:p>
          </table:table-cell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999.9964" calcext:value-type="float">
            <text:p>26999,9964</text:p>
          </table:table-cell>
          <table:table-cell office:value-type="float" office:value="3959" calcext:value-type="float">
            <text:p>3959</text:p>
          </table:table-cell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100.02498" calcext:value-type="float">
            <text:p>27100,02498</text:p>
          </table:table-cell>
          <table:table-cell office:value-type="float" office:value="3952" calcext:value-type="float">
            <text:p>3952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200.00026" calcext:value-type="float">
            <text:p>27200,00026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300.02096" calcext:value-type="float">
            <text:p>27300,02096</text:p>
          </table:table-cell>
          <table:table-cell office:value-type="float" office:value="3959" calcext:value-type="float">
            <text:p>3959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400.04716" calcext:value-type="float">
            <text:p>27400,04716</text:p>
          </table:table-cell>
          <table:table-cell office:value-type="float" office:value="3959" calcext:value-type="float">
            <text:p>3959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500.02144" calcext:value-type="float">
            <text:p>27500,02144</text:p>
          </table:table-cell>
          <table:table-cell office:value-type="float" office:value="3952" calcext:value-type="float">
            <text:p>3952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600.00388" calcext:value-type="float">
            <text:p>27600,00388</text:p>
          </table:table-cell>
          <table:table-cell office:value-type="float" office:value="3959" calcext:value-type="float">
            <text:p>3959</text:p>
          </table:table-cell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700.00734" calcext:value-type="float">
            <text:p>27700,00734</text:p>
          </table:table-cell>
          <table:table-cell office:value-type="float" office:value="3959" calcext:value-type="float">
            <text:p>3959</text:p>
          </table:table-cell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800.06586" calcext:value-type="float">
            <text:p>27800,06586</text:p>
          </table:table-cell>
          <table:table-cell office:value-type="float" office:value="3952" calcext:value-type="float">
            <text:p>3952</text:p>
          </table:table-cell>
          <table:table-cell office:value-type="float" office:value="1113" calcext:value-type="float">
            <text:p>1113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900.02234" calcext:value-type="float">
            <text:p>27900,02234</text:p>
          </table:table-cell>
          <table:table-cell office:value-type="float" office:value="3959" calcext:value-type="float">
            <text:p>3959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000.01818" calcext:value-type="float">
            <text:p>28000,01818</text:p>
          </table:table-cell>
          <table:table-cell office:value-type="float" office:value="3957" calcext:value-type="float">
            <text:p>3957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100.00066" calcext:value-type="float">
            <text:p>28100,00066</text:p>
          </table:table-cell>
          <table:table-cell office:value-type="float" office:value="3959" calcext:value-type="float">
            <text:p>3959</text:p>
          </table:table-cell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199.99746" calcext:value-type="float">
            <text:p>28199,99746</text:p>
          </table:table-cell>
          <table:table-cell office:value-type="float" office:value="3959" calcext:value-type="float">
            <text:p>3959</text:p>
          </table:table-cell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300.03594" calcext:value-type="float">
            <text:p>28300,03594</text:p>
          </table:table-cell>
          <table:table-cell office:value-type="float" office:value="3959" calcext:value-type="float">
            <text:p>3959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399.99316" calcext:value-type="float">
            <text:p>28399,99316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500.00416" calcext:value-type="float">
            <text:p>28500,00416</text:p>
          </table:table-cell>
          <table:table-cell office:value-type="float" office:value="3959" calcext:value-type="float">
            <text:p>3959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600.03718" calcext:value-type="float">
            <text:p>28600,03718</text:p>
          </table:table-cell>
          <table:table-cell office:value-type="float" office:value="3952" calcext:value-type="float">
            <text:p>3952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700.02518" calcext:value-type="float">
            <text:p>28700,02518</text:p>
          </table:table-cell>
          <table:table-cell office:value-type="float" office:value="3959" calcext:value-type="float">
            <text:p>3959</text:p>
          </table:table-cell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799.99846" calcext:value-type="float">
            <text:p>28799,99846</text:p>
          </table:table-cell>
          <table:table-cell office:value-type="float" office:value="3952" calcext:value-type="float">
            <text:p>3952</text:p>
          </table:table-cell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900.02828" calcext:value-type="float">
            <text:p>28900,02828</text:p>
          </table:table-cell>
          <table:table-cell office:value-type="float" office:value="3959" calcext:value-type="float">
            <text:p>3959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8999.99696" calcext:value-type="float">
            <text:p>28999,99696</text:p>
          </table:table-cell>
          <table:table-cell office:value-type="float" office:value="3933" calcext:value-type="float">
            <text:p>3933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100.01818" calcext:value-type="float">
            <text:p>29100,01818</text:p>
          </table:table-cell>
          <table:table-cell office:value-type="float" office:value="3959" calcext:value-type="float">
            <text:p>3959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200.01034" calcext:value-type="float">
            <text:p>29200,01034</text:p>
          </table:table-cell>
          <table:table-cell office:value-type="float" office:value="3959" calcext:value-type="float">
            <text:p>3959</text:p>
          </table:table-cell>
          <table:table-cell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300.05598" calcext:value-type="float">
            <text:p>29300,05598</text:p>
          </table:table-cell>
          <table:table-cell office:value-type="float" office:value="3959" calcext:value-type="float">
            <text:p>3959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400.01872" calcext:value-type="float">
            <text:p>29400,01872</text:p>
          </table:table-cell>
          <table:table-cell office:value-type="float" office:value="3959" calcext:value-type="float">
            <text:p>3959</text:p>
          </table:table-cell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500.05702" calcext:value-type="float">
            <text:p>29500,05702</text:p>
          </table:table-cell>
          <table:table-cell office:value-type="float" office:value="3959" calcext:value-type="float">
            <text:p>3959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600.00474" calcext:value-type="float">
            <text:p>29600,00474</text:p>
          </table:table-cell>
          <table:table-cell office:value-type="float" office:value="3959" calcext:value-type="float">
            <text:p>3959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700.00032" calcext:value-type="float">
            <text:p>29700,00032</text:p>
          </table:table-cell>
          <table:table-cell office:value-type="float" office:value="3959" calcext:value-type="float">
            <text:p>3959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799.9953" calcext:value-type="float">
            <text:p>29799,9953</text:p>
          </table:table-cell>
          <table:table-cell office:value-type="float" office:value="3952" calcext:value-type="float">
            <text:p>3952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900.01904" calcext:value-type="float">
            <text:p>29900,01904</text:p>
          </table:table-cell>
          <table:table-cell office:value-type="float" office:value="3959" calcext:value-type="float">
            <text:p>3959</text:p>
          </table:table-cell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00.04738" calcext:value-type="float">
            <text:p>30000,04738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100.01168" calcext:value-type="float">
            <text:p>30100,01168</text:p>
          </table:table-cell>
          <table:table-cell office:value-type="float" office:value="3959" calcext:value-type="float">
            <text:p>3959</text:p>
          </table:table-cell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200.0113" calcext:value-type="float">
            <text:p>30200,0113</text:p>
          </table:table-cell>
          <table:table-cell office:value-type="float" office:value="3957" calcext:value-type="float">
            <text:p>3957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300.0276" calcext:value-type="float">
            <text:p>30300,0276</text:p>
          </table:table-cell>
          <table:table-cell office:value-type="float" office:value="3933" calcext:value-type="float">
            <text:p>3933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399.99618" calcext:value-type="float">
            <text:p>30399,99618</text:p>
          </table:table-cell>
          <table:table-cell office:value-type="float" office:value="3952" calcext:value-type="float">
            <text:p>3952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499.99694" calcext:value-type="float">
            <text:p>30499,99694</text:p>
          </table:table-cell>
          <table:table-cell office:value-type="float" office:value="3959" calcext:value-type="float">
            <text:p>3959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599.99754" calcext:value-type="float">
            <text:p>30599,99754</text:p>
          </table:table-cell>
          <table:table-cell office:value-type="float" office:value="3959" calcext:value-type="float">
            <text:p>3959</text:p>
          </table:table-cell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700.01384" calcext:value-type="float">
            <text:p>30700,01384</text:p>
          </table:table-cell>
          <table:table-cell office:value-type="float" office:value="3959" calcext:value-type="float">
            <text:p>3959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800.01642" calcext:value-type="float">
            <text:p>30800,01642</text:p>
          </table:table-cell>
          <table:table-cell office:value-type="float" office:value="3959" calcext:value-type="float">
            <text:p>3959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900.00066" calcext:value-type="float">
            <text:p>30900,00066</text:p>
          </table:table-cell>
          <table:table-cell office:value-type="float" office:value="3957" calcext:value-type="float">
            <text:p>3957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000.00118" calcext:value-type="float">
            <text:p>31000,00118</text:p>
          </table:table-cell>
          <table:table-cell office:value-type="float" office:value="3959" calcext:value-type="float">
            <text:p>3959</text:p>
          </table:table-cell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100.00108" calcext:value-type="float">
            <text:p>31100,00108</text:p>
          </table:table-cell>
          <table:table-cell office:value-type="float" office:value="3959" calcext:value-type="float">
            <text:p>3959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200.00236" calcext:value-type="float">
            <text:p>31200,00236</text:p>
          </table:table-cell>
          <table:table-cell office:value-type="float" office:value="3959" calcext:value-type="float">
            <text:p>3959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300.0533" calcext:value-type="float">
            <text:p>31300,0533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400.00876" calcext:value-type="float">
            <text:p>31400,00876</text:p>
          </table:table-cell>
          <table:table-cell office:value-type="float" office:value="3952" calcext:value-type="float">
            <text:p>3952</text:p>
          </table:table-cell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500.02128" calcext:value-type="float">
            <text:p>31500,02128</text:p>
          </table:table-cell>
          <table:table-cell office:value-type="float" office:value="3959" calcext:value-type="float">
            <text:p>3959</text:p>
          </table:table-cell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600.00052" calcext:value-type="float">
            <text:p>31600,00052</text:p>
          </table:table-cell>
          <table:table-cell office:value-type="float" office:value="3959" calcext:value-type="float">
            <text:p>3959</text:p>
          </table:table-cell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700.00758" calcext:value-type="float">
            <text:p>31700,00758</text:p>
          </table:table-cell>
          <table:table-cell office:value-type="float" office:value="3952" calcext:value-type="float">
            <text:p>3952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799.99952" calcext:value-type="float">
            <text:p>31799,99952</text:p>
          </table:table-cell>
          <table:table-cell office:value-type="float" office:value="3959" calcext:value-type="float">
            <text:p>3959</text:p>
          </table:table-cell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900.0505" calcext:value-type="float">
            <text:p>31900,0505</text:p>
          </table:table-cell>
          <table:table-cell office:value-type="float" office:value="3959" calcext:value-type="float">
            <text:p>3959</text:p>
          </table:table-cell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000.01854" calcext:value-type="float">
            <text:p>32000,01854</text:p>
          </table:table-cell>
          <table:table-cell office:value-type="float" office:value="3959" calcext:value-type="float">
            <text:p>3959</text:p>
          </table:table-cell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099.99744" calcext:value-type="float">
            <text:p>32099,99744</text:p>
          </table:table-cell>
          <table:table-cell office:value-type="float" office:value="3959" calcext:value-type="float">
            <text:p>3959</text:p>
          </table:table-cell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199.9979" calcext:value-type="float">
            <text:p>32199,9979</text:p>
          </table:table-cell>
          <table:table-cell office:value-type="float" office:value="3957" calcext:value-type="float">
            <text:p>3957</text:p>
          </table:table-cell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300.01366" calcext:value-type="float">
            <text:p>32300,01366</text:p>
          </table:table-cell>
          <table:table-cell office:value-type="float" office:value="3959" calcext:value-type="float">
            <text:p>3959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400.00452" calcext:value-type="float">
            <text:p>32400,00452</text:p>
          </table:table-cell>
          <table:table-cell office:value-type="float" office:value="3959" calcext:value-type="float">
            <text:p>3959</text:p>
          </table:table-cell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500.02818" calcext:value-type="float">
            <text:p>32500,02818</text:p>
          </table:table-cell>
          <table:table-cell office:value-type="float" office:value="3959" calcext:value-type="float">
            <text:p>3959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600.04746" calcext:value-type="float">
            <text:p>32600,04746</text:p>
          </table:table-cell>
          <table:table-cell office:value-type="float" office:value="3959" calcext:value-type="float">
            <text:p>3959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699.99964" calcext:value-type="float">
            <text:p>32699,99964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800.00222" calcext:value-type="float">
            <text:p>32800,00222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899.9972" calcext:value-type="float">
            <text:p>32899,9972</text:p>
          </table:table-cell>
          <table:table-cell office:value-type="float" office:value="3959" calcext:value-type="float">
            <text:p>3959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000.01882" calcext:value-type="float">
            <text:p>33000,01882</text:p>
          </table:table-cell>
          <table:table-cell office:value-type="float" office:value="3959" calcext:value-type="float">
            <text:p>3959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100.00386" calcext:value-type="float">
            <text:p>33100,00386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200.0479" calcext:value-type="float">
            <text:p>33200,0479</text:p>
          </table:table-cell>
          <table:table-cell office:value-type="float" office:value="3959" calcext:value-type="float">
            <text:p>3959</text:p>
          </table:table-cell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300.00534" calcext:value-type="float">
            <text:p>33300,00534</text:p>
          </table:table-cell>
          <table:table-cell office:value-type="float" office:value="3959" calcext:value-type="float">
            <text:p>3959</text:p>
          </table:table-cell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400.0076" calcext:value-type="float">
            <text:p>33400,0076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500.00982" calcext:value-type="float">
            <text:p>33500,00982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600.00256" calcext:value-type="float">
            <text:p>33600,00256</text:p>
          </table:table-cell>
          <table:table-cell office:value-type="float" office:value="3959" calcext:value-type="float">
            <text:p>3959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700.00484" calcext:value-type="float">
            <text:p>33700,00484</text:p>
          </table:table-cell>
          <table:table-cell office:value-type="float" office:value="3959" calcext:value-type="float">
            <text:p>3959</text:p>
          </table:table-cell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799.99684" calcext:value-type="float">
            <text:p>33799,99684</text:p>
          </table:table-cell>
          <table:table-cell office:value-type="float" office:value="3957" calcext:value-type="float">
            <text:p>3957</text:p>
          </table:table-cell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900.00284" calcext:value-type="float">
            <text:p>33900,00284</text:p>
          </table:table-cell>
          <table:table-cell office:value-type="float" office:value="3959" calcext:value-type="float">
            <text:p>3959</text:p>
          </table:table-cell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000.00792" calcext:value-type="float">
            <text:p>34000,00792</text:p>
          </table:table-cell>
          <table:table-cell office:value-type="float" office:value="3959" calcext:value-type="float">
            <text:p>3959</text:p>
          </table:table-cell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099.99538" calcext:value-type="float">
            <text:p>34099,99538</text:p>
          </table:table-cell>
          <table:table-cell office:value-type="float" office:value="3931" calcext:value-type="float">
            <text:p>3931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200.02276" calcext:value-type="float">
            <text:p>34200,02276</text:p>
          </table:table-cell>
          <table:table-cell office:value-type="float" office:value="3959" calcext:value-type="float">
            <text:p>3959</text:p>
          </table:table-cell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299.99962" calcext:value-type="float">
            <text:p>34299,99962</text:p>
          </table:table-cell>
          <table:table-cell office:value-type="float" office:value="3933" calcext:value-type="float">
            <text:p>3933</text:p>
          </table:table-cell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399.99398" calcext:value-type="float">
            <text:p>34399,99398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499.99982" calcext:value-type="float">
            <text:p>34499,99982</text:p>
          </table:table-cell>
          <table:table-cell office:value-type="float" office:value="3959" calcext:value-type="float">
            <text:p>3959</text:p>
          </table:table-cell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600.0662" calcext:value-type="float">
            <text:p>34600,0662</text:p>
          </table:table-cell>
          <table:table-cell office:value-type="float" office:value="3959" calcext:value-type="float">
            <text:p>3959</text:p>
          </table:table-cell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700.00518" calcext:value-type="float">
            <text:p>34700,00518</text:p>
          </table:table-cell>
          <table:table-cell office:value-type="float" office:value="3959" calcext:value-type="float">
            <text:p>3959</text:p>
          </table:table-cell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800.00898" calcext:value-type="float">
            <text:p>34800,00898</text:p>
          </table:table-cell>
          <table:table-cell office:value-type="float" office:value="3959" calcext:value-type="float">
            <text:p>3959</text:p>
          </table:table-cell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899.99764" calcext:value-type="float">
            <text:p>34899,99764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000.0492" calcext:value-type="float">
            <text:p>35000,0492</text:p>
          </table:table-cell>
          <table:table-cell office:value-type="float" office:value="3959" calcext:value-type="float">
            <text:p>3959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100.00874" calcext:value-type="float">
            <text:p>35100,00874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199.99232" calcext:value-type="float">
            <text:p>35199,99232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299.99734" calcext:value-type="float">
            <text:p>35299,99734</text:p>
          </table:table-cell>
          <table:table-cell office:value-type="float" office:value="3959" calcext:value-type="float">
            <text:p>3959</text:p>
          </table:table-cell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400.02664" calcext:value-type="float">
            <text:p>35400,02664</text:p>
          </table:table-cell>
          <table:table-cell office:value-type="float" office:value="3959" calcext:value-type="float">
            <text:p>3959</text:p>
          </table:table-cell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499.9963" calcext:value-type="float">
            <text:p>35499,9963</text:p>
          </table:table-cell>
          <table:table-cell office:value-type="float" office:value="3959" calcext:value-type="float">
            <text:p>3959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600.00488" calcext:value-type="float">
            <text:p>35600,00488</text:p>
          </table:table-cell>
          <table:table-cell office:value-type="float" office:value="3932" calcext:value-type="float">
            <text:p>3932</text:p>
          </table:table-cell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700.00648" calcext:value-type="float">
            <text:p>35700,00648</text:p>
          </table:table-cell>
          <table:table-cell office:value-type="float" office:value="3957" calcext:value-type="float">
            <text:p>3957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800.01828" calcext:value-type="float">
            <text:p>35800,01828</text:p>
          </table:table-cell>
          <table:table-cell office:value-type="float" office:value="3957" calcext:value-type="float">
            <text:p>3957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899.99654" calcext:value-type="float">
            <text:p>35899,99654</text:p>
          </table:table-cell>
          <table:table-cell office:value-type="float" office:value="3959" calcext:value-type="float">
            <text:p>3959</text:p>
          </table:table-cell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99.9929" calcext:value-type="float">
            <text:p>35999,9929</text:p>
          </table:table-cell>
          <table:table-cell office:value-type="float" office:value="3959" calcext:value-type="float">
            <text:p>3959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100.002" calcext:value-type="float">
            <text:p>36100,002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200.0026" calcext:value-type="float">
            <text:p>36200,0026</text:p>
          </table:table-cell>
          <table:table-cell office:value-type="float" office:value="3959" calcext:value-type="float">
            <text:p>3959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300.00454" calcext:value-type="float">
            <text:p>36300,00454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400.01692" calcext:value-type="float">
            <text:p>36400,01692</text:p>
          </table:table-cell>
          <table:table-cell office:value-type="float" office:value="3959" calcext:value-type="float">
            <text:p>3959</text:p>
          </table:table-cell>
          <table:table-cell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500.05104" calcext:value-type="float">
            <text:p>36500,05104</text:p>
          </table:table-cell>
          <table:table-cell office:value-type="float" office:value="3959" calcext:value-type="float">
            <text:p>3959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600.0277" calcext:value-type="float">
            <text:p>36600,0277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700.01054" calcext:value-type="float">
            <text:p>36700,01054</text:p>
          </table:table-cell>
          <table:table-cell office:value-type="float" office:value="3959" calcext:value-type="float">
            <text:p>3959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800.00042" calcext:value-type="float">
            <text:p>36800,00042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899.99288" calcext:value-type="float">
            <text:p>36899,99288</text:p>
          </table:table-cell>
          <table:table-cell office:value-type="float" office:value="3957" calcext:value-type="float">
            <text:p>3957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000.03304" calcext:value-type="float">
            <text:p>37000,03304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099.99878" calcext:value-type="float">
            <text:p>37099,99878</text:p>
          </table:table-cell>
          <table:table-cell office:value-type="float" office:value="3957" calcext:value-type="float">
            <text:p>3957</text:p>
          </table:table-cell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200.01512" calcext:value-type="float">
            <text:p>37200,01512</text:p>
          </table:table-cell>
          <table:table-cell office:value-type="float" office:value="3959" calcext:value-type="float">
            <text:p>3959</text:p>
          </table:table-cell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300.10508" calcext:value-type="float">
            <text:p>37300,10508</text:p>
          </table:table-cell>
          <table:table-cell office:value-type="float" office:value="3959" calcext:value-type="float">
            <text:p>3959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400.01018" calcext:value-type="float">
            <text:p>37400,01018</text:p>
          </table:table-cell>
          <table:table-cell office:value-type="float" office:value="3959" calcext:value-type="float">
            <text:p>3959</text:p>
          </table:table-cell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500.00074" calcext:value-type="float">
            <text:p>37500,00074</text:p>
          </table:table-cell>
          <table:table-cell office:value-type="float" office:value="3959" calcext:value-type="float">
            <text:p>3959</text:p>
          </table:table-cell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600.02766" calcext:value-type="float">
            <text:p>37600,02766</text:p>
          </table:table-cell>
          <table:table-cell office:value-type="float" office:value="3959" calcext:value-type="float">
            <text:p>3959</text:p>
          </table:table-cell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700.00458" calcext:value-type="float">
            <text:p>37700,00458</text:p>
          </table:table-cell>
          <table:table-cell office:value-type="float" office:value="3959" calcext:value-type="float">
            <text:p>3959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800.01826" calcext:value-type="float">
            <text:p>37800,01826</text:p>
          </table:table-cell>
          <table:table-cell office:value-type="float" office:value="3959" calcext:value-type="float">
            <text:p>3959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899.99596" calcext:value-type="float">
            <text:p>37899,99596</text:p>
          </table:table-cell>
          <table:table-cell office:value-type="float" office:value="3959" calcext:value-type="float">
            <text:p>3959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7999.99786" calcext:value-type="float">
            <text:p>37999,99786</text:p>
          </table:table-cell>
          <table:table-cell office:value-type="float" office:value="3959" calcext:value-type="float">
            <text:p>3959</text:p>
          </table:table-cell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100.0179" calcext:value-type="float">
            <text:p>38100,0179</text:p>
          </table:table-cell>
          <table:table-cell office:value-type="float" office:value="3957" calcext:value-type="float">
            <text:p>3957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200.01766" calcext:value-type="float">
            <text:p>38200,01766</text:p>
          </table:table-cell>
          <table:table-cell office:value-type="float" office:value="3959" calcext:value-type="float">
            <text:p>3959</text:p>
          </table:table-cell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300.02956" calcext:value-type="float">
            <text:p>38300,02956</text:p>
          </table:table-cell>
          <table:table-cell office:value-type="float" office:value="3959" calcext:value-type="float">
            <text:p>3959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399.9931" calcext:value-type="float">
            <text:p>38399,9931</text:p>
          </table:table-cell>
          <table:table-cell office:value-type="float" office:value="3959" calcext:value-type="float">
            <text:p>3959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500.05332" calcext:value-type="float">
            <text:p>38500,05332</text:p>
          </table:table-cell>
          <table:table-cell office:value-type="float" office:value="3957" calcext:value-type="float">
            <text:p>3957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599.99884" calcext:value-type="float">
            <text:p>38599,99884</text:p>
          </table:table-cell>
          <table:table-cell office:value-type="float" office:value="3959" calcext:value-type="float">
            <text:p>3959</text:p>
          </table:table-cell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700.0044" calcext:value-type="float">
            <text:p>38700,0044</text:p>
          </table:table-cell>
          <table:table-cell office:value-type="float" office:value="3957" calcext:value-type="float">
            <text:p>3957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799.99122" calcext:value-type="float">
            <text:p>38799,99122</text:p>
          </table:table-cell>
          <table:table-cell office:value-type="float" office:value="3957" calcext:value-type="float">
            <text:p>3957</text:p>
          </table:table-cell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899.99942" calcext:value-type="float">
            <text:p>38899,99942</text:p>
          </table:table-cell>
          <table:table-cell office:value-type="float" office:value="3952" calcext:value-type="float">
            <text:p>3952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8999.9974" calcext:value-type="float">
            <text:p>38999,9974</text:p>
          </table:table-cell>
          <table:table-cell office:value-type="float" office:value="3959" calcext:value-type="float">
            <text:p>3959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099.9985" calcext:value-type="float">
            <text:p>39099,9985</text:p>
          </table:table-cell>
          <table:table-cell office:value-type="float" office:value="3959" calcext:value-type="float">
            <text:p>3959</text:p>
          </table:table-cell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200.00312" calcext:value-type="float">
            <text:p>39200,00312</text:p>
          </table:table-cell>
          <table:table-cell office:value-type="float" office:value="3959" calcext:value-type="float">
            <text:p>3959</text:p>
          </table:table-cell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300.00138" calcext:value-type="float">
            <text:p>39300,00138</text:p>
          </table:table-cell>
          <table:table-cell office:value-type="float" office:value="3959" calcext:value-type="float">
            <text:p>3959</text:p>
          </table:table-cell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400.00028" calcext:value-type="float">
            <text:p>39400,00028</text:p>
          </table:table-cell>
          <table:table-cell office:value-type="float" office:value="3959" calcext:value-type="float">
            <text:p>3959</text:p>
          </table:table-cell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500.02012" calcext:value-type="float">
            <text:p>39500,02012</text:p>
          </table:table-cell>
          <table:table-cell office:value-type="float" office:value="3959" calcext:value-type="float">
            <text:p>3959</text:p>
          </table:table-cell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599.99504" calcext:value-type="float">
            <text:p>39599,99504</text:p>
          </table:table-cell>
          <table:table-cell office:value-type="float" office:value="3959" calcext:value-type="float">
            <text:p>3959</text:p>
          </table:table-cell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700.02274" calcext:value-type="float">
            <text:p>39700,02274</text:p>
          </table:table-cell>
          <table:table-cell office:value-type="float" office:value="3959" calcext:value-type="float">
            <text:p>3959</text:p>
          </table:table-cell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800.0085" calcext:value-type="float">
            <text:p>39800,0085</text:p>
          </table:table-cell>
          <table:table-cell office:value-type="float" office:value="3959" calcext:value-type="float">
            <text:p>3959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900.02132" calcext:value-type="float">
            <text:p>39900,02132</text:p>
          </table:table-cell>
          <table:table-cell office:value-type="float" office:value="3959" calcext:value-type="float">
            <text:p>3959</text:p>
          </table:table-cell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000.02526" calcext:value-type="float">
            <text:p>40000,02526</text:p>
          </table:table-cell>
          <table:table-cell office:value-type="float" office:value="3959" calcext:value-type="float">
            <text:p>3959</text:p>
          </table:table-cell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100.03178" calcext:value-type="float">
            <text:p>40100,03178</text:p>
          </table:table-cell>
          <table:table-cell office:value-type="float" office:value="3959" calcext:value-type="float">
            <text:p>3959</text:p>
          </table:table-cell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200.07214" calcext:value-type="float">
            <text:p>40200,07214</text:p>
          </table:table-cell>
          <table:table-cell office:value-type="float" office:value="3959" calcext:value-type="float">
            <text:p>3959</text:p>
          </table:table-cell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300.00268" calcext:value-type="float">
            <text:p>40300,00268</text:p>
          </table:table-cell>
          <table:table-cell office:value-type="float" office:value="3959" calcext:value-type="float">
            <text:p>3959</text:p>
          </table:table-cell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400.00858" calcext:value-type="float">
            <text:p>40400,00858</text:p>
          </table:table-cell>
          <table:table-cell office:value-type="float" office:value="3959" calcext:value-type="float">
            <text:p>3959</text:p>
          </table:table-cell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500.07154" calcext:value-type="float">
            <text:p>40500,07154</text:p>
          </table:table-cell>
          <table:table-cell office:value-type="float" office:value="3959" calcext:value-type="float">
            <text:p>3959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599.99994" calcext:value-type="float">
            <text:p>40599,99994</text:p>
          </table:table-cell>
          <table:table-cell office:value-type="float" office:value="3952" calcext:value-type="float">
            <text:p>3952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700.01634" calcext:value-type="float">
            <text:p>40700,01634</text:p>
          </table:table-cell>
          <table:table-cell office:value-type="float" office:value="3959" calcext:value-type="float">
            <text:p>3959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800.01234" calcext:value-type="float">
            <text:p>40800,01234</text:p>
          </table:table-cell>
          <table:table-cell office:value-type="float" office:value="3959" calcext:value-type="float">
            <text:p>3959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900.00798" calcext:value-type="float">
            <text:p>40900,00798</text:p>
          </table:table-cell>
          <table:table-cell office:value-type="float" office:value="3959" calcext:value-type="float">
            <text:p>3959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0999.99794" calcext:value-type="float">
            <text:p>40999,99794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100.00454" calcext:value-type="float">
            <text:p>41100,00454</text:p>
          </table:table-cell>
          <table:table-cell office:value-type="float" office:value="3959" calcext:value-type="float">
            <text:p>3959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200.023" calcext:value-type="float">
            <text:p>41200,023</text:p>
          </table:table-cell>
          <table:table-cell office:value-type="float" office:value="3959" calcext:value-type="float">
            <text:p>3959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300.01746" calcext:value-type="float">
            <text:p>41300,01746</text:p>
          </table:table-cell>
          <table:table-cell office:value-type="float" office:value="3959" calcext:value-type="float">
            <text:p>3959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400.01708" calcext:value-type="float">
            <text:p>41400,01708</text:p>
          </table:table-cell>
          <table:table-cell office:value-type="float" office:value="3959" calcext:value-type="float">
            <text:p>3959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499.99608" calcext:value-type="float">
            <text:p>41499,99608</text:p>
          </table:table-cell>
          <table:table-cell office:value-type="float" office:value="3959" calcext:value-type="float">
            <text:p>3959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600.02" calcext:value-type="float">
            <text:p>41600,02</text:p>
          </table:table-cell>
          <table:table-cell office:value-type="float" office:value="3959" calcext:value-type="float">
            <text:p>3959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700.00272" calcext:value-type="float">
            <text:p>41700,00272</text:p>
          </table:table-cell>
          <table:table-cell office:value-type="float" office:value="3959" calcext:value-type="float">
            <text:p>3959</text:p>
          </table:table-cell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800.00356" calcext:value-type="float">
            <text:p>41800,00356</text:p>
          </table:table-cell>
          <table:table-cell office:value-type="float" office:value="3959" calcext:value-type="float">
            <text:p>3959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900.0184" calcext:value-type="float">
            <text:p>41900,0184</text:p>
          </table:table-cell>
          <table:table-cell office:value-type="float" office:value="3959" calcext:value-type="float">
            <text:p>3959</text:p>
          </table:table-cell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000.00572" calcext:value-type="float">
            <text:p>42000,00572</text:p>
          </table:table-cell>
          <table:table-cell office:value-type="float" office:value="3959" calcext:value-type="float">
            <text:p>3959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100.00348" calcext:value-type="float">
            <text:p>42100,00348</text:p>
          </table:table-cell>
          <table:table-cell office:value-type="float" office:value="3959" calcext:value-type="float">
            <text:p>3959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200.00246" calcext:value-type="float">
            <text:p>42200,00246</text:p>
          </table:table-cell>
          <table:table-cell office:value-type="float" office:value="3957" calcext:value-type="float">
            <text:p>3957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300.01978" calcext:value-type="float">
            <text:p>42300,01978</text:p>
          </table:table-cell>
          <table:table-cell office:value-type="float" office:value="3952" calcext:value-type="float">
            <text:p>3952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400.00096" calcext:value-type="float">
            <text:p>42400,00096</text:p>
          </table:table-cell>
          <table:table-cell office:value-type="float" office:value="3959" calcext:value-type="float">
            <text:p>3959</text:p>
          </table:table-cell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500.0023" calcext:value-type="float">
            <text:p>42500,0023</text:p>
          </table:table-cell>
          <table:table-cell office:value-type="float" office:value="3959" calcext:value-type="float">
            <text:p>3959</text:p>
          </table:table-cell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600.00062" calcext:value-type="float">
            <text:p>42600,00062</text:p>
          </table:table-cell>
          <table:table-cell office:value-type="float" office:value="3959" calcext:value-type="float">
            <text:p>3959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700.0093" calcext:value-type="float">
            <text:p>42700,0093</text:p>
          </table:table-cell>
          <table:table-cell office:value-type="float" office:value="3959" calcext:value-type="float">
            <text:p>3959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800.01336" calcext:value-type="float">
            <text:p>42800,01336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900.00218" calcext:value-type="float">
            <text:p>42900,00218</text:p>
          </table:table-cell>
          <table:table-cell office:value-type="float" office:value="3959" calcext:value-type="float">
            <text:p>3959</text:p>
          </table:table-cell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000.02212" calcext:value-type="float">
            <text:p>43000,02212</text:p>
          </table:table-cell>
          <table:table-cell office:value-type="float" office:value="3959" calcext:value-type="float">
            <text:p>3959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100.00854" calcext:value-type="float">
            <text:p>43100,00854</text:p>
          </table:table-cell>
          <table:table-cell office:value-type="float" office:value="3959" calcext:value-type="float">
            <text:p>3959</text:p>
          </table:table-cell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200.06054" calcext:value-type="float">
            <text:p>43200,06054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300.00304" calcext:value-type="float">
            <text:p>43300,00304</text:p>
          </table:table-cell>
          <table:table-cell office:value-type="float" office:value="3959" calcext:value-type="float">
            <text:p>3959</text:p>
          </table:table-cell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400.04404" calcext:value-type="float">
            <text:p>43400,04404</text:p>
          </table:table-cell>
          <table:table-cell office:value-type="float" office:value="3959" calcext:value-type="float">
            <text:p>3959</text:p>
          </table:table-cell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500.02404" calcext:value-type="float">
            <text:p>43500,02404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600.00894" calcext:value-type="float">
            <text:p>43600,00894</text:p>
          </table:table-cell>
          <table:table-cell office:value-type="float" office:value="3959" calcext:value-type="float">
            <text:p>3959</text:p>
          </table:table-cell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700.03082" calcext:value-type="float">
            <text:p>43700,03082</text:p>
          </table:table-cell>
          <table:table-cell office:value-type="float" office:value="3959" calcext:value-type="float">
            <text:p>3959</text:p>
          </table:table-cell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800.00548" calcext:value-type="float">
            <text:p>43800,00548</text:p>
          </table:table-cell>
          <table:table-cell office:value-type="float" office:value="3959" calcext:value-type="float">
            <text:p>3959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900.00018" calcext:value-type="float">
            <text:p>43900,00018</text:p>
          </table:table-cell>
          <table:table-cell office:value-type="float" office:value="3959" calcext:value-type="float">
            <text:p>3959</text:p>
          </table:table-cell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4000.07254" calcext:value-type="float">
            <text:p>44000,07254</text:p>
          </table:table-cell>
          <table:table-cell office:value-type="float" office:value="3959" calcext:value-type="float">
            <text:p>3959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100.02878" calcext:value-type="float">
            <text:p>44100,02878</text:p>
          </table:table-cell>
          <table:table-cell office:value-type="float" office:value="3959" calcext:value-type="float">
            <text:p>3959</text:p>
          </table:table-cell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200.06922" calcext:value-type="float">
            <text:p>44200,06922</text:p>
          </table:table-cell>
          <table:table-cell office:value-type="float" office:value="3959" calcext:value-type="float">
            <text:p>3959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300.00316" calcext:value-type="float">
            <text:p>44300,00316</text:p>
          </table:table-cell>
          <table:table-cell office:value-type="float" office:value="3959" calcext:value-type="float">
            <text:p>3959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399.99476" calcext:value-type="float">
            <text:p>44399,99476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500.0147" calcext:value-type="float">
            <text:p>44500,0147</text:p>
          </table:table-cell>
          <table:table-cell office:value-type="float" office:value="3959" calcext:value-type="float">
            <text:p>3959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600.04848" calcext:value-type="float">
            <text:p>44600,04848</text:p>
          </table:table-cell>
          <table:table-cell office:value-type="float" office:value="3959" calcext:value-type="float">
            <text:p>3959</text:p>
          </table:table-cell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700.02318" calcext:value-type="float">
            <text:p>44700,02318</text:p>
          </table:table-cell>
          <table:table-cell office:value-type="float" office:value="3959" calcext:value-type="float">
            <text:p>3959</text:p>
          </table:table-cell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800.00424" calcext:value-type="float">
            <text:p>44800,00424</text:p>
          </table:table-cell>
          <table:table-cell office:value-type="float" office:value="3959" calcext:value-type="float">
            <text:p>3959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4900.05988" calcext:value-type="float">
            <text:p>44900,05988</text:p>
          </table:table-cell>
          <table:table-cell office:value-type="float" office:value="3959" calcext:value-type="float">
            <text:p>3959</text:p>
          </table:table-cell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000.01494" calcext:value-type="float">
            <text:p>45000,01494</text:p>
          </table:table-cell>
          <table:table-cell office:value-type="float" office:value="3959" calcext:value-type="float">
            <text:p>3959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100.01274" calcext:value-type="float">
            <text:p>45100,01274</text:p>
          </table:table-cell>
          <table:table-cell office:value-type="float" office:value="3959" calcext:value-type="float">
            <text:p>3959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199.99416" calcext:value-type="float">
            <text:p>45199,99416</text:p>
          </table:table-cell>
          <table:table-cell office:value-type="float" office:value="3959" calcext:value-type="float">
            <text:p>3959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299.9973" calcext:value-type="float">
            <text:p>45299,9973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400.02204" calcext:value-type="float">
            <text:p>45400,02204</text:p>
          </table:table-cell>
          <table:table-cell office:value-type="float" office:value="3957" calcext:value-type="float">
            <text:p>3957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499.99718" calcext:value-type="float">
            <text:p>45499,99718</text:p>
          </table:table-cell>
          <table:table-cell office:value-type="float" office:value="3959" calcext:value-type="float">
            <text:p>3959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600.0298" calcext:value-type="float">
            <text:p>45600,0298</text:p>
          </table:table-cell>
          <table:table-cell office:value-type="float" office:value="3959" calcext:value-type="float">
            <text:p>3959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700.00006" calcext:value-type="float">
            <text:p>45700,00006</text:p>
          </table:table-cell>
          <table:table-cell office:value-type="float" office:value="3959" calcext:value-type="float">
            <text:p>3959</text:p>
          </table:table-cell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800.00452" calcext:value-type="float">
            <text:p>45800,00452</text:p>
          </table:table-cell>
          <table:table-cell office:value-type="float" office:value="3959" calcext:value-type="float">
            <text:p>3959</text:p>
          </table:table-cell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5899.9936" calcext:value-type="float">
            <text:p>45899,9936</text:p>
          </table:table-cell>
          <table:table-cell office:value-type="float" office:value="3959" calcext:value-type="float">
            <text:p>3959</text:p>
          </table:table-cell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6000.0102" calcext:value-type="float">
            <text:p>46000,0102</text:p>
          </table:table-cell>
          <table:table-cell office:value-type="float" office:value="3957" calcext:value-type="float">
            <text:p>3957</text:p>
          </table:table-cell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100.00494" calcext:value-type="float">
            <text:p>46100,00494</text:p>
          </table:table-cell>
          <table:table-cell office:value-type="float" office:value="3959" calcext:value-type="float">
            <text:p>3959</text:p>
          </table:table-cell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199.9856" calcext:value-type="float">
            <text:p>46199,9856</text:p>
          </table:table-cell>
          <table:table-cell office:value-type="float" office:value="3959" calcext:value-type="float">
            <text:p>3959</text:p>
          </table:table-cell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299.99506" calcext:value-type="float">
            <text:p>46299,99506</text:p>
          </table:table-cell>
          <table:table-cell office:value-type="float" office:value="3959" calcext:value-type="float">
            <text:p>3959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400.00182" calcext:value-type="float">
            <text:p>46400,00182</text:p>
          </table:table-cell>
          <table:table-cell office:value-type="float" office:value="3959" calcext:value-type="float">
            <text:p>3959</text:p>
          </table:table-cell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499.99702" calcext:value-type="float">
            <text:p>46499,99702</text:p>
          </table:table-cell>
          <table:table-cell office:value-type="float" office:value="3959" calcext:value-type="float">
            <text:p>3959</text:p>
          </table:table-cell>
          <table:table-cell office:value-type="float" office:value="1098" calcext:value-type="float">
            <text:p>109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22:55:21.996724497</dc:date>
    <meta:editing-duration>PT1M20S</meta:editing-duration>
    <meta:editing-cycles>1</meta:editing-cycles>
    <meta:document-statistic meta:table-count="1" meta:cell-count="1840" meta:object-count="0"/>
    <meta:generator>LibreOffice/5.1.6.2$Linux_X86_64 LibreOffice_project/10m0$Build-2</meta:generator>
  </office:meta>
</office:document-meta>
</file>